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style:style>
    <style:style style:name="P8" style:family="paragraph" style:parent-style-name="Standard">
      <style:text-properties style:font-name="Courier New" fo:font-size="9pt" style:font-size-asian="9pt" style:font-size-complex="9pt"/>
    </style:style>
    <style:style style:name="P9" style:family="paragraph" style:parent-style-name="Standard">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text-properties fo:font-size="10.5pt" style:font-size-asian="10.5pt" style:font-size-complex="10.5pt"/>
    </style:style>
    <style:style style:name="P12" style:family="paragraph" style:parent-style-name="Standard">
      <style:text-properties style:font-name="ARial" fo:font-size="11pt" style:font-size-asian="11pt" style:font-size-complex="11pt"/>
    </style:style>
    <style:style style:name="P13" style:family="paragraph" style:parent-style-name="Standard">
      <style:text-properties style:font-name="Courier new" fo:font-size="10.5pt" style:font-size-asian="10.5pt" style:font-size-complex="10.5pt"/>
    </style:style>
    <style:style style:name="P14" style:family="paragraph" style:parent-style-name="Heading_20_1">
      <style:paragraph-properties fo:break-before="page"/>
    </style:style>
    <style:style style:name="P15" style:family="paragraph" style:parent-style-name="Heading_20_4">
      <style:text-properties style:font-name="Arial"/>
    </style:style>
    <style:style style:name="P16" style:family="paragraph" style:parent-style-name="Heading_20_4">
      <style:text-properties fo:font-weight="bold" style:font-weight-asian="bold" style:font-weight-complex="bold"/>
    </style:style>
    <style:style style:name="P17" style:family="paragraph" style:parent-style-name="Code">
      <style:text-properties style:font-name="Courier New" fo:font-size="10.5pt" style:font-size-asian="10.5pt" style:font-size-complex="10.5pt"/>
    </style:style>
    <style:style style:name="P18" style:family="paragraph" style:parent-style-name="Text_20_body">
      <style:text-properties style:font-name="Courier New" fo:font-size="10.5pt" style:font-size-asian="10.5pt" style:font-size-complex="10.5pt"/>
    </style:style>
    <style:style style:name="P19" style:family="paragraph" style:parent-style-name="Text_20_body">
      <style:text-properties fo:font-size="10.5pt" style:font-size-asian="10.5pt" style:font-size-complex="10.5pt"/>
    </style:style>
    <style:style style:name="P20" style:family="paragraph" style:parent-style-name="Text_20_body" style:list-style-name="L4"/>
    <style:style style:name="P21" style:family="paragraph" style:parent-style-name="Text_20_body" style:list-style-name="L4"/>
    <style:style style:name="P22" style:family="paragraph" style:parent-style-name="Text_20_body" style:list-style-name="L4"/>
    <style:style style:name="P23" style:family="paragraph" style:parent-style-name="Text_20_body" style:list-style-name="L4"/>
    <style:style style:name="P24"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5" style:family="paragraph" style:parent-style-name="Standard" style:list-style-name="L1"/>
    <style:style style:name="P26" style:family="paragraph" style:parent-style-name="Standard" style:list-style-name="L1"/>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3"/>
    <style:style style:name="P31" style:family="paragraph" style:parent-style-name="Standard" style:list-style-name="L5"/>
    <style:style style:name="P32" style:family="paragraph" style:parent-style-name="Standard" style:list-style-name="L5"/>
    <style:style style:name="P33" style:family="paragraph" style:parent-style-name="Standard" style:list-style-name="L5"/>
    <style:style style:name="P34" style:family="paragraph" style:parent-style-name="Standard" style:list-style-name="L6"/>
    <style:style style:name="P35" style:family="paragraph" style:parent-style-name="Standard" style:list-style-name="L6"/>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Courier New"/>
    </style:style>
    <style:style style:name="T7" style:family="text">
      <style:text-properties style:font-name="Courier New" fo:font-size="9pt" style:font-size-asian="9pt" style:font-size-complex="9pt"/>
    </style:style>
    <style:style style:name="T8" style:family="text">
      <style:text-properties style:font-name="Courier New" fo:font-size="10.5pt" style:font-size-asian="10.5pt" style:font-size-complex="10.5pt"/>
    </style:style>
    <style:style style:name="T9" style:family="text">
      <style:text-properties style:font-name="Courier New" fo:font-size="10.5pt" fo:font-weight="normal" style:font-size-asian="10.5pt" style:font-weight-asian="normal" style:font-size-complex="10.5pt" style:font-weight-complex="normal"/>
    </style:style>
    <style:style style:name="T10" style:family="text">
      <style:text-properties style:font-name="Courier New" fo:font-weight="normal" style:font-weight-asian="normal" style:font-weight-complex="normal"/>
    </style:style>
    <style:style style:name="T11" style:family="text">
      <style:text-properties style:font-name="Courier New" style:font-size-asian="10.5pt" style:font-size-complex="10.5pt"/>
    </style:style>
    <style:style style:name="T12" style:family="text">
      <style:text-properties style:font-name="Courier New" fo:font-size="10pt" style:font-size-asian="10pt" style:font-size-complex="10pt"/>
    </style:style>
    <style:style style:name="T13" style:family="text">
      <style:text-properties fo:font-style="italic" style:font-style-asian="italic" style:font-style-complex="italic"/>
    </style:style>
    <style:style style:name="T14" style:family="text">
      <style:text-properties fo:color="#cc0000" style:font-name="Verdana1" fo:font-size="10pt" style:font-size-asian="10pt" style:font-size-complex="10pt"/>
    </style:style>
    <style:style style:name="T15" style:family="text">
      <style:text-properties style:font-size-asian="10.5pt" style:font-size-complex="10.5pt"/>
    </style:style>
    <style:style style:name="T16" style:family="text">
      <style:text-properties style:font-name="Arial"/>
    </style:style>
    <style:style style:name="T17" style:family="text">
      <style:text-properties style:font-name="Arial" fo:font-size="11pt" style:font-size-asian="11pt" style:font-size-complex="11pt"/>
    </style:style>
    <style:style style:name="T18" style:family="text">
      <style:text-properties style:font-name="Arial" fo:font-size="11pt" fo:font-style="italic" style:font-size-asian="11pt" style:font-style-asian="italic" style:font-size-complex="11pt" style:font-style-complex="italic"/>
    </style:style>
    <style:style style:name="T19" style:family="text">
      <style:text-properties fo:font-size="10.5pt" style:font-size-asian="10.5pt" style:font-size-complex="10.5pt"/>
    </style:style>
    <style:style style:name="T20" style:family="text">
      <style:text-properties fo:font-size="10.5pt" fo:font-weight="normal" style:font-size-asian="10.5pt" style:font-weight-asian="normal" style:font-size-complex="10.5pt" style:font-weight-complex="normal"/>
    </style:style>
    <style:style style:name="T21" style:family="text">
      <style:text-properties fo:font-weight="normal" style:font-weight-asian="normal" style:font-weight-complex="normal"/>
    </style:style>
    <style:style style:name="T22" style:family="text">
      <style:text-properties style:font-name="Verdana1"/>
    </style:style>
    <style:style style:name="T23" style:family="text">
      <style:text-properties fo:font-style="normal" style:font-style-asian="normal" style:font-style-complex="normal"/>
    </style:style>
    <style:style style:name="T24" style:family="text">
      <style:text-properties style:font-name="Courier New2"/>
    </style:style>
    <style:style style:name="T25" style:family="text">
      <style:text-properties style:font-name="Courier New2" fo:font-size="10.5pt" style:font-size-asian="10.5pt" style:font-size-complex="10.5pt"/>
    </style:style>
    <style:style style:name="T26" style:family="text">
      <style:text-properties style:font-name="Courier New2" fo:font-size="10pt" style:font-size-asian="10.5pt" style:font-size-complex="10.5pt"/>
    </style:style>
    <style:style style:name="T27" style:family="text">
      <style:text-properties style:font-name="ARial" fo:font-size="11pt" style:font-size-asian="11pt" style:font-size-complex="11pt"/>
    </style:style>
    <style:style style:name="T28" style:family="text">
      <style:text-properties fo:font-size="11pt" style:font-size-asian="11pt" style:font-size-complex="11pt"/>
    </style:style>
    <style:style style:name="T29" style:family="text">
      <style:text-properties style:font-name="Courier new" fo:font-size="10.5pt" style:font-size-asian="10.5pt" style:font-size-complex="10.5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2"/>
      <text:p text:style-name="P2"/>
      <text:p text:style-name="P3">ImageI/O 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Daniele Romagnoli</text:p>
      <text:p text:style-name="P4">Dott. Ing. Simone Giannecchini</text:p>
      <text:p text:style-name="P5"/>
      <text:p text:style-name="P5"/>
      <text:h text:style-name="Heading_20_1" text:outline-level="1"/>
      <text:h text:style-name="P14" text:outline-level="1">1 – Introduction</text:h>
      <text:p text:style-name="Standard">This simple guide will provide you some instructions about how to setup all the libraries and tools needed to proficiently use the ImageI/O Ext Project. </text:p>
      <text:h text:style-name="Heading_20_1" text:outline-level="1">2 – Requirements</text:h>
      <text:p text:style-name="Standard">The ImageI/O 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Windows Offline Installation. Download it on your hard-disk and run the installer. </text:p>
      <text:p text:style-name="Standard">Finally, be sure to properly set a <text:span text:style-name="Code">JAVA_HOME</text:span> environment variable referring to the location of the JDK (As an instance, <text:span text:style-name="Code">C:\ProgramFiles\Java\jdk.1.5.0_12</text:span>)<text:line-break/></text:p>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p>
      <text:p text:style-name="Standard">Then, edit the <text:span text:style-name="Code">PATH</text:span> environment variable by adding the Ant's <text:span text:style-name="Code">bin </text:span>directory to (As an instance, <text:s text:c="2"/><text:span text:style-name="Code">C:\ProgramFiles\</text:span><text:span text:style-name="Code">Apache-ant-1.7.0</text:span><text:span text:style-name="Code">\bin</text:span>).<text:line-break/></text:p>
      <text:h text:style-name="Heading_20_3" text:outline-level="3">3.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soft-page-break/><text:line-break/><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2</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2</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ayer which provides data access to several data formats. Image I/O Ext deeply leverages on this complex library which need to be properly configured.</text:p>
      <text:h text:style-name="Heading_20_4" text:outline-level="4">3.7.1 – GDAL requirements</text:h>
      <text:p text:style-name="Standard">Depending on the format you wish to support, you need to properly download and setup several libraries prior to build GDAL. The following instructions describe how to achieve this for these formats:</text:p>
      <text:list text:style-name="L1">
        <text:list-item>
          <text:p text:style-name="P25">Kakadu (v. 5.2.6)</text:p>
        </text:list-item>
        <text:list-item>
          <text:p text:style-name="P25">MrSID (v 6.0.7)</text:p>
        </text:list-item>
        <text:list-item>
          <text:p text:style-name="P25">ECW (v 3.3)</text:p>
        </text:list-item>
      </text:list>
      <text:list text:style-name="L2">
        <text:list-item>
          <text:p text:style-name="P28">HDF4 (v. 4.2r1)</text:p>
        </text:list-item>
      </text:list>
      <text:p text:style-name="Standard">NOTE: If you have no time to follow all the instructions contained in the following sections or you encountered several problems which you cannot solve, you may leverage on the ready-to-use <text:soft-page-break/>DLLs available with the ImageIO-EXT project using the deploy module. This module will deploy ALL the DLL in the proper location (In such a case, the available GDAL DLL is built to support <text:s/>Kakadu, MrSID, ECW and HDF4). However it is worth to point out that this approach is not recommended and it should be used only as last resort. Anyway, the instructions to auto deploy DLL are contained in section 3.9.1</text:p>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1" text:note-class="footnote"><text:note-citation>1</text:note-citation><text:note-body><text:p text:style-name="Footnote">As an instance, if you are using Visual Studio .Net 2003, open the <text:span text:style-name="T7">coresys_2003.sln</text:span> solution file.</text:p></text:note-body></text:note> of kakadu coresys (located in <text:span text:style-name="Code">kakadu\VERSION\coresys</text:span>) and change the solution properties (right click on the solution -&gt; Properties). Select <text:span text:style-name="T13">“Configuration Properties”</text:span> and switch the <text:span text:style-name="T13">Configuration</text:span> value from “<text:span text:style-name="T13">Debug</text:span>” to “<text:span text:style-name="T13">Release</text:span>”.</text:p>
      <text:p text:style-name="Standard"><draw:frame draw:style-name="fr2" draw:name="graphics4" text:anchor-type="paragraph" svg:width="5.906cm" svg:height="6.211cm" draw:z-index="36"><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8">args.obj </text:p>
          </table:table-cell>
          <table:table-cell table:style-name="Table1.B2" office:value-type="string">
            <text:p text:style-name="P8">\v5_generated\v_compress\release</text:p>
          </table:table-cell>
        </table:table-row>
        <table:table-row>
          <table:table-cell table:style-name="Table1.A2" office:value-type="string">
            <text:p text:style-name="P8">jp2.obj </text:p>
          </table:table-cell>
          <table:table-cell table:style-name="Table1.B2" office:value-type="string">
            <text:p text:style-name="P8">\v5_generated\v_compress\release</text:p>
          </table:table-cell>
        </table:table-row>
        <table:table-row>
          <table:table-cell table:style-name="Table1.A2" office:value-type="string">
            <text:p text:style-name="P8">mj2.obj </text:p>
          </table:table-cell>
          <table:table-cell table:style-name="Table1.B2" office:value-type="string">
            <text:p text:style-name="P8">\v5_generated\v_compress\release</text:p>
          </table:table-cell>
        </table:table-row>
        <table:table-row>
          <table:table-cell table:style-name="Table1.A2" office:value-type="string">
            <text:p text:style-name="P8">image_in.obj</text:p>
          </table:table-cell>
          <table:table-cell table:style-name="Table1.B2" office:value-type="string">
            <text:p text:style-name="P8">\v5_generated\compress\release</text:p>
          </table:table-cell>
        </table:table-row>
        <text:soft-page-break/>
        <table:table-row>
          <table:table-cell table:style-name="Table1.A2" office:value-type="string">
            <text:p text:style-name="P8">palette.obj </text:p>
          </table:table-cell>
          <table:table-cell table:style-name="Table1.B2" office:value-type="string">
            <text:p text:style-name="P8">\v5_generated\compress\release</text:p>
          </table:table-cell>
        </table:table-row>
        <table:table-row>
          <table:table-cell table:style-name="Table1.A2" office:value-type="string">
            <text:p text:style-name="P8">roi_sources.obj</text:p>
          </table:table-cell>
          <table:table-cell table:style-name="Table1.B2" office:value-type="string">
            <text:p text:style-name="P8">\v5_generated\compress\release</text:p>
          </table:table-cell>
        </table:table-row>
        <table:table-row>
          <table:table-cell table:style-name="Table1.A2" office:value-type="string">
            <text:p text:style-name="P8">kdu_tiff.obj</text:p>
          </table:table-cell>
          <table:table-cell table:style-name="Table1.B2" office:value-type="string">
            <text:p text:style-name="P8">\v5_generated\compress\release</text:p>
          </table:table-cell>
        </table:table-row>
        <table:table-row>
          <table:table-cell table:style-name="Table1.A2" office:value-type="string">
            <text:p text:style-name="P8">jpx.obj </text:p>
          </table:table-cell>
          <table:table-cell table:style-name="Table1.B2" office:value-type="string">
            <text:p text:style-name="P8">\v5_generated\compress\release</text:p>
          </table:table-cell>
        </table:table-row>
        <table:table-row>
          <table:table-cell table:style-name="Table1.A2" office:value-type="string">
            <text:p text:style-name="P8">kdu_stripe_decompressor.obj</text:p>
          </table:table-cell>
          <table:table-cell table:style-name="Table1.B2" office:value-type="string">
            <text:p text:style-name="P8">\v5_generated\buffer_expand\release</text:p>
          </table:table-cell>
        </table:table-row>
        <table:table-row>
          <table:table-cell table:style-name="Table1.A2" office:value-type="string">
            <text:p text:style-name="P8">image_out.obj</text:p>
          </table:table-cell>
          <table:table-cell table:style-name="Table1.B2" office:value-type="string">
            <text:p text:style-name="P8">\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3">Download” -&gt; “Software Development Kits” -&gt; “Download SDK's”</text:span>. Select the proper version of SDK to be downloaded (select the <text:span text:style-name="Strong_20_Emphasis"><text:span text:style-name="T14">GeoExpress SDK for Windows - VC7.1</text:span></text:span>).</text:p>
      <text:p text:style-name="Standard">When your download is completed, unzip the DSDK somewhere on your hard disk, as an instance, on<text:span text:style-name="Code"> C:\ExternalLibraries\MrSid</text:span></text:p>
      <text:p text:style-name="Standard"><text:span text:style-name="Code"/></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8">http://www.ermapper.com</text:span></text:a> (You need to be registered in order to download it).</text:p>
      <text:p text:style-name="Standard">From the main site, select the menu <text:span text:style-name="T13">“products &amp; downloads” -&gt; “Image Compression SDK” </text:span>from the <text:span text:style-name="T13">Desktop</text:span> section. Download the <text:span text:style-name="T13">Image Compression SDK Source Code 3.3</text:span> file and extract this somewhere on your hard disk, as an instance on <text:span text:style-name="Code">C:\ExternalLibraries\libecwj2-3.3</text:span>. </text:p>
      <text:p text:style-name="Standard">Be sure you have <text:span text:style-name="T13">Microsoft Windows® Server 2003 R2 Platform SDK installed</text:span>. If not yet installed, download it from this location: <text:a xlink:type="simple" xlink:href="http://www.microsoft.com/downloads/details.aspx?FamilyID=484269e2-3b89-47e3-8eb7-1f2be6d7123a&amp;DisplayLang=en"><text:span text:style-name="T8">http://www.microsoft.com/downloads/details.aspx?FamilyID=484269e2-3b89-47e3-8eb7-1f2be6d7123a&amp;DisplayLang=en</text:span></text:a></text:p>
      <text:p text:style-name="Standard">Then, open the ready-to-use <text:span text:style-name="T8">libecwj2_win32_net_shared.vcproj</text:span> Visual Studio Project available in <text:span text:style-name="T8">C:\</text:span><text:span text:style-name="Code"><text:span text:style-name="T15">ExternalLibraries</text:span></text:span><text:span text:style-name="T8">\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35"><draw:image xlink:href="Pictures/10000000000001F0000000895067B4B9.jpg" xlink:type="simple" xlink:show="embed" xlink:actuate="onLoad"/></draw:frame></text:p>
      <text:p text:style-name="Standard">Select <text:span text:style-name="T13">“Configuration Properties”</text:span> and switch the <text:span text:style-name="T13">Configuration</text:span> value from “<text:span text:style-name="T13">Debug</text:span>” to “<text:span text:style-name="T13">Release</text:span>”.</text:p>
      <text:p text:style-name="Standard">Finally, select the libecwj2 project in your solution explorer and change its properties as follow:</text:p>
      <text:p text:style-name="Standard"><text:soft-page-break/><text:span text:style-name="T13">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8">“C:\ProgramFiles\Microsoft Platform SDK for Windows Server 2003 R2\Include”</text:span>). Then, you are ready to build your solution.</text:p>
      <text:p text:style-name="Standard"/>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8">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8">release</text:span> subfolder and create a <text:span text:style-name="T8">libpath</text:span> folder where you need to copy 4 <text:span text:style-name="T8">*.lib</text:span> files contained in <text:span text:style-name="T8">release\lib</text:span> and <text:span text:style-name="T8">release\dll</text:span> subfolders. They are: <text:s/><text:span text:style-name="T8">hd421.lib, hd421m.lib, hm421.lib, hm421m.lib</text:span></text:p>
      <text:p text:style-name="Standard"><text:span text:style-name="Code"><text:span text:style-name="T17">This could seem a strange workaround but it avoids errors when building GDAL against HDF4. </text:span></text:span></text:p>
      <text:p text:style-name="Standard"><text:span text:style-name="Code"><text:span text:style-name="T17">It is finally worth to point out that HDF4 leverages on some external libs: JPEG, ZLIB, SZIP. Be sure you have them. </text:span></text:span><text:a xlink:type="simple" xlink:href="http://hdf.ncsa.uiuc.edu/release4/obtain.html"><text:span text:style-name="Code"><text:span text:style-name="T8">http://hdf.ncsa.uiuc.edu/release4/obtain.html</text:span></text:span></text:a><text:span text:style-name="Code"><text:span text:style-name="T16"> </text:span></text:span><text:span text:style-name="Code"><text:span text:style-name="T17">also contains 3 links to download the required libraries: From the </text:span></text:span><text:span text:style-name="Code"><text:span text:style-name="T18">External Software</text:span></text:span><text:span text:style-name="Code"><text:span text:style-name="T17"> section -&gt; </text:span></text:span><text:span text:style-name="Code"><text:span text:style-name="T18">External Libraries used by HDF, f</text:span></text:span><text:span text:style-name="Code"><text:span text:style-name="T17">or each library, you need to select the “</text:span></text:span><text:span text:style-name="Code"><text:span text:style-name="T18">Pre-Compiled Binaries</text:span></text:span><text:span text:style-name="Code"><text:span text:style-name="T17">” link and select the Windows version.</text:span></text:span></text:p>
      <text:h text:style-name="Heading_20_6" text:outline-level="6"/>
      <text:h text:style-name="P15" text:outline-level="4">3.7.2 – GDAL Configuration</text:h>
      <text:p text:style-name="Standard">Firstly, you need to download GDAL 1.4.2 from OSGeo SVN. </text:p>
      <text:p text:style-name="Standard">You may use Tortoise SVN (available at: <text:a xlink:type="simple" xlink:href="http://tortoisesvn.net/downloads"><text:span text:style-name="T8">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13">SVN Checkout...”</text:span>. Finally, specify <text:a xlink:type="simple" xlink:href="https://svn.osgeo.org/gdal/tags/1.4.2/gdal"><text:span text:style-name="Code">https://svn.osgeo.org/gdal/tags/1.4.2/gdal</text:span></text:a> as “URL of repository”.</text:p>
      <text:p text:style-name="Standard"/>
      <text:p text:style-name="Standard">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his patch contains several changes for:</text:p>
      <text:list text:style-name="L3">
        <text:list-item>
          <text:p text:style-name="P29">Kakadu support: Multithreading added; More Kakadu options supported. Makefile modified</text:p>
        </text:list-item>
        <text:list-item>
          <text:p text:style-name="P29">Java bindings: improved data access (read Dataset at once instead of read RasterBands at once; PixelSpace, LineSpace and BandSpace parameters now are allowed)</text:p>
        </text:list-item>
      </text:list>
      <text:p text:style-name="Standard"><text:soft-page-break/>To apply the patch, supposing you already downloaded Tortoise SVN, you need to select the <text:span text:style-name="T8">GDAL</text:span> folder on your hard-disk, then, from the contextual menu, select <text:span text:style-name="T13">TortoiseSVN -&gt;Apply patch...</text:span> At this point, you need to specify the previously downloaded <text:span text:style-name="T8">1.4.2GDAL.patch</text:span> file and apply.</text:p>
      <text:p text:style-name="Standard"/>
      <text:p text:style-name="Standard">Finally, you need to modify your <text:span text:style-name="Code"><text:span text:style-name="T6">GDAL\NMAKE.opt</text:span></text:span> as explained in the following sections.</text:p>
      <text:p text:style-name="Standard"/>
      <text:h text:style-name="Heading_20_6" text:outline-level="6">3<text:bookmark-start text:name="DDE_LINK1111112"/>.7.2.1 – <text:bookmark-end text:name="DDE_LINK1111112"/>Kakadu configuration option </text:h>
      <text:p text:style-name="Standard">Find the KAKADU Setting properties by looking for the following line:</text:p>
      <text:p text:style-name="P7"><text:span text:style-name="Code"># Uncommment if you have Kakadu 4.0 or newer</text:span></text:p>
      <text:p text:style-name="Standard">Supposing your KAKADU library has been placed in <text:span text:style-name="Code">C:\ExternalLibraries\kakadu</text:span>, edit the next line, like this: <text:span text:style-name="Code"><text:span text:style-name="T6">KAKDIR = C:\ExternalLibraries\kakadu\v5_2_6-90032L</text:span></text:span></text:p>
      <text:p text:style-name="Standard">Be sure the proper version subfolder is set. (In this case: v5_2_6-90032L).</text:p>
      <text:p text:style-name="Standard">To enable kakadu support we need to change only another property. Go ahead in the <text:span text:style-name="Code"><text:span text:style-name="T6">NMAKE.OPT</text:span></text:span> and look for the following line:</text:p>
      <text:p text:style-name="Code"># Any extra libraries needed on this platform?</text:p>
      <text:p text:style-name="Standard">Then, edit the <text:span text:style-name="Code"><text:span text:style-name="T6">ADD_LIBS</text:span></text:span> variable by adding the kakadu lib, like this:</text:p>
      <text:p text:style-name="Code"><text:span text:style-name="Code">ADD_LIBS = C:\ExternalLibraries\kakadu\lib\kdu_v52R.lib</text:span></text:p>
      <text:p text:style-name="Standard"/>
      <text:h text:style-name="Heading_20_6" text:outline-level="6">3<text:bookmark-start text:name="DDE_LINK11111111"/>.7.2.2 – <text:bookmark-end text:name="DDE_LINK11111111"/>MrSID configuration option </text:h>
      <text:p text:style-name="Standard">Find the MrSID Setting properties by looking for the following line:</text:p>
      <text:p text:style-name="Code">#Uncomment the following for MrSID support</text:p>
      <text:p text:style-name="Standard">Supposing your MrSID library has been placed in <text:span text:style-name="Code"><text:span text:style-name="T6">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19">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19">MRSID_FLAGS = -DMRSID_J2K</text:span></text:span></text:p>
      <text:p text:style-name="Standard"/>
      <text:h text:style-name="Heading_20_6" text:outline-level="6">3<text:bookmark-start text:name="DDE_LINK111111111"/>.7.2.3 – <text:bookmark-end text:name="DDE_LINK111111111"/>ECW configuration option </text:h>
      <text:p text:style-name="Standard">Find the ECW Setting properties by looking for the following line:</text:p>
      <text:p text:style-name="Standard"><text:soft-page-break/><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Code"><text:span text:style-name="T19">ECWLIB <text:s/>= <text:s/>$(ECWDIR)\lib\libecwj2.lib</text:span></text:span></text:p>
      <text:p text:style-name="Standard"/>
      <text:h text:style-name="Heading_20_6" text:outline-level="6">3<text:bookmark-start text:name="DDE_LINK1111111111"/>.7.2.4 – <text:bookmark-end text:name="DDE_LINK1111111111"/>ECW configuration option </text:h>
      <text:p text:style-name="Standard">Find the HDF4 Setting properties by looking for the following line:</text:p>
      <text:p text:style-name="P17"># Uncomment the following and update to enable NCSA HDF Release 4 support.</text:p>
      <text:p text:style-name="P9"><text:span text:style-name="T17">Supposing your HDF4 library has been placed in </text:span><text:span text:style-name="Code"><text:span text:style-name="T8">C:\ExternalLibraries\HDF4</text:span></text:span><text:span text:style-name="T17">, edit the next 2 lines, like this:</text:span></text:p>
      <text:p text:style-name="P18">HDF4_DIR =<text:tab/>c:\ExternalLibraries\HDF4\release</text:p>
      <text:p text:style-name="P18"><text:span text:style-name="Code"><text:span text:style-name="T19">HDF4_LIB =<text:tab/>/LIBPATH:$(HDF4_DIR)\libpath</text:span></text:span></text:p>
      <text:p text:style-name="Standard"/>
      <text:h text:style-name="Heading_20_6" text:outline-level="6">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8">.</text:span></text:p>
      <text:p text:style-name="Standard"/>
      <text:h text:style-name="Heading_20_4" text:outline-level="4">3.7.4 – Generating JAVA Bindings</text:h>
      <text:h text:style-name="Heading_20_6" text:outline-level="6">3.7.4.1 - Variable settings</text:h>
      <text:p text:style-name="Text_20_body">Be sure the <text:span text:style-name="Code">SWIG</text:span> variable in your <text:span text:style-name="Code"><text:span text:style-name="T6">GDAL\NMAKE.opt</text:span></text:span>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8">JAVA_HOME</text:span> and <text:span text:style-name="T8">ANT_HOME</text:span> variables are properly set)</text:p>
      <text:h text:style-name="Heading_20_6" text:outline-level="6"><text:soft-page-break/>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h text:style-name="P15" text:outline-level="4">3.7.5 – Final Settings</text:h>
      <text:p text:style-name="Text_20_body">At this point, you should have:</text:p>
      <text:list text:style-name="L4">
        <text:list-item>
          <text:p text:style-name="P20">some external DLLs (for Kakadu, ECW, MrSID<text:span text:style-name="Code">, </text:span><text:span text:style-name="Code"><text:span text:style-name="T17">HDF4</text:span></text:span>)</text:p>
        </text:list-item>
        <text:list-item>
          <text:p text:style-name="P20">a GDAL DLL (<text:span text:style-name="Code">gdal14.dll</text:span>)</text:p>
        </text:list-item>
        <text:list-item>
          <text:p text:style-name="P20">4 JNI DLL (<text:span text:style-name="Code">gdalconstjni.dll, gdaljni.dll, ogrjni.dll, osrjni.dll</text:span>)</text:p>
        </text:list-item>
        <text:list-item>
          <text:p text:style-name="P20">a jar file (<text:span text:style-name="Code">gdal.jar</text:span>) </text:p>
        </text:list-item>
      </text:list>
      <text:p text:style-name="Text_20_body">You need to place all these DLLs in the folder where your application will look for libraries. Your <text:span text:style-name="Code">JAVA_HOME/BIN</text:span> folder could be a typical location where to place them.</text:p>
      <text:p text:style-name="Text_20_body">Finally, be sure you properly set the <text:span text:style-name="T8">GDAL_DATA</text:span> environment variable. This need to be set with your <text:span text:style-name="T6">GDAL\DATA</text:span> location in order to properly evaluate EPSG codes.</text:p>
      <text:p text:style-name="Text_20_body"/>
      <text:h text:style-name="Heading_20_3" text:outline-level="3">3.8 – ImageMagick &amp; Jmagick</text:h>
      <text:p text:style-name="Text_20_body">The ImageI/O-Ext project provides an additional plugin to handle JPEG format, leveraging on Jmagick. In order to build and use this plugin, you need to download and install the ImageMagick library from this site: <text:a xlink:type="simple" xlink:href="ftp://ftp.imagemagick.org/pub/ImageMagick/binaries/ImageMagick-6.3.6-1-Q16-windows-dll.exe"><text:span text:style-name="Code">ftp://ftp.imagemagick.org/pub/ImageMagick/binaries/ImageMagick-6.3.6-1-Q16-windows-dll.exe</text:span></text:a></text:p>
      <text:p text:style-name="Text_20_body">Future versions of this document will provide instructions about how to build ImageMagick from source, in order to avoid installation. (Actually, Jmagick JPEG plugin is not automatically build with maven. If you want to build it, enter the <text:span text:style-name="T12">plugin/jmagickjpeg</text:span> folder and run <text:span text:style-name="T12">mvn install</text:span>).<text:line-break/></text:p>
      <text:h text:style-name="Heading_20_3" text:outline-level="3">3.9 – ImageI/O-EXT Project</text:h>
      <text:p text:style-name="Standard">You need to download the <text:span text:style-name="T3">imageio-ext</text:span> project from Java.net SVN. To do this, you need to create a <text:span text:style-name="T6">imageio-ext</text:span> folder and use Tortoise SVN as explained in section 3.7.1.</text:p>
      <text:p text:style-name="Standard">The URL of repository for the <text:span text:style-name="T13">SVN Checkout</text:span> command is <text:a xlink:type="simple" xlink:href="https://imageio-ext.dev.java.net/svn/imageio-ext/trunk"><text:span text:style-name="Code">https://imageio-ext.dev.java.net/svn/imageio-ext/trunk</text:span></text:a></text:p>
      <text:p text:style-name="Standard"/>
      <text:h text:style-name="P16" text:outline-level="4">3.9.1 – DLL deployment instructions (Optional)</text:h>
      <text:p text:style-name="Standard"><text:span text:style-name="T21">In case you skipped the manual building process introduced in the previous sections, you should leverage on the DLL contained in the deploy module although this approach is not recommended (Testing some modules may fail since you need several licensed DLLs, which are not included in the deploy module). To deploy available DLLs, specify </text:span><text:span text:style-name="T10">-Pwindows</text:span><text:span text:style-name="T21">.</text:span></text:p>
      <text:h text:style-name="P16" text:outline-level="4">3.9.2 – ImageI/O-Ext Project building </text:h>
      <text:p text:style-name="Standard">To build the ImageI/O-Ext project, enter in <text:span text:style-name="Code">imageio-ext\trunk\</text:span> and run: <text:line-break/><text:span text:style-name="Code">mvn install-Dmaven.test.skip </text:span>(or <text:span text:style-name="T6">-Pwindows</text:span>, depending on your needs, as specified in <text:soft-page-break/>3.9.1). <text:s/>This command will build all required modules and plugins and store the produced JARS in the maven repository. </text:p>
      <text:p text:style-name="Standard"/>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3.9.3 – ECLIPSE settings</text:h>
      <text:p text:style-name="Standard"><text:span text:style-name="T19">First of all, you may download Eclipse from this site: </text:span><text:a xlink:type="simple" xlink:href="http://www.eclipse.org/downloads/"><text:span text:style-name="Code"><text:span text:style-name="T19">http://www.eclipse.org/downloads/</text:span></text:span></text:a></text:p>
      <text:p text:style-name="P11">From the “<text:span text:style-name="T13">Eclipse IDE for Java Developers</text:span>” section, click on the Linux link located in the right side.</text:p>
      <text:p text:style-name="P11">When you downloaded it and extracted on your hard disk, you may setup ImageI/O-Ext eclipse projects for future debugging and tests.</text:p>
      <text:p text:style-name="P11">Enter in your <text:span text:style-name="Code">imageio-ext\trunk\library</text:span> folder and run: <text:span text:style-name="Code">mvn eclipse:eclipse</text:span><text:line-break/>(this will build ready-to-use projects containing the main framework).</text:p>
      <text:p text:style-name="P11"><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19">Alternatively, if you are interested in a single plugin, you may enter in the proper subfolder, as an instance, </text:span><text:span text:style-name="Code"><text:span text:style-name="T19">imageio-ext\trunk\plugin\gdalkakadujp2 </text:span></text:span><text:span text:style-name="T19">and run the same command.</text:span></text:p>
      <text:p text:style-name="P11"/>
      <text:p text:style-name="Standard"><text:span text:style-name="T19">A</text:span>t this point, you should be ready to run eclipse and import the just produced projects from eclipse as follow. From the Eclipse <text:span text:style-name="T13">File</text:span> menu:<text:line-break/><text:span text:style-name="T13">File-&gt;“Import”-&gt;“General”-&gt;“Existings Projects into Workspace”-&gt;</text:span> and select the root directory where you previously downloaded the whole ImageI/O-Ext project. </text:p>
      <text:p text:style-name="Standard">When ready, the “<text:span text:style-name="T13">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3">M2_REPO</text:span> variable as explained here below: <text:line-break/>Open the properties of one of your just imported projects and select “<text:span text:style-name="T13">Java Build Path</text:span>” entry in the left column. Then go to the “<text:span text:style-name="T13">Libraries</text:span>” Tab and check if your <text:span text:style-name="T22">M2_REPO</text:span> variable has been defined.<text:line-break/>To define it, click on “<text:span text:style-name="T13">Add Variable”-&gt;“Configure Variables...”-&gt;“New...” </text:span><text:span text:style-name="T23">Set </text:span>“<text:span text:style-name="T22">M2_REPO</text:span>” as Name and a proper location as Path... usually, the maven repo is located on <text:span text:style-name="Code">/root/m2/repository</text:span>. <text:line-break/><text:line-break/>Select a test class from src/test/java of a plugin project and select <text:span text:style-name="T13">Run As-&gt;Java Application</text:span>.</text:p>
      <text:p text:style-name="Standard">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3">Run As -&gt; Run...</text:span> . Then go in the <text:span text:style-name="T13">Arguments</text:span> TAB and add the following line in the “<text:span text:style-name="T13">VM arguments:</text:span>” box:</text:p>
      <text:p text:style-name="P9">-Dorg.geotools.test.interactive=true</text:p>
      <text:p text:style-name="Standard"/>
      <text:h text:style-name="P14" text:outline-level="1">4 – LINUX instructions</text:h>
      <text:p text:style-name="Standard">The following instructions have been tested on Linux Fedora Core 5 distribution.</text:p>
      <text:p text:style-name="Standard">Note: On some Linux distributions (as an instance, Ubuntu), you can install Java, Swig and Ant using the Package Manager.</text:p>
      <text:h text:style-name="Heading_20_3" text:outline-level="3">4.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Linux Self-extracting file. After you downloaded it on <text:span text:style-name="Code"><text:span text:style-name="T6">/usr/java</text:span></text:span>, go in<text:span text:style-name="T6"> </text:span><text:span text:style-name="Code"><text:span text:style-name="T24">/usr/java</text:span></text:span> and run: <text:span text:style-name="Code"><text:span text:style-name="T6">./jdk-1_5_0_12-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ure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pan text:style-name="Code">PATH=/usr/local/maven-2.0.7/bin:$PATH <text:line-break/>export JAVA_HOME=/usr/java/jdk1.5.0_12/<text:line-break/>export JRE_HOME=/usr/java/jdk1.5.0_12/jre/<text:line-break/>export MAVEN_HOME=/usr/local/maven-2.0.7/<text:line-break/></text:span><text:soft-page-break/><text:span text:style-name="Code">export ANT_HOME=/usr/local/apache-ant-1.7.0/</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2</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2</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8">yum update swig</text:span> <text:line-break/></text:p>
      <text:h text:style-name="Heading_20_4" text:outline-level="4">4.6.1 – Manual SWIG installation</text:h>
      <text:p text:style-name="Standard">In case <text:span text:style-name="T8">yum</text:span> is not supported by your distribution, just download swig from: <text:a xlink:type="simple" xlink:href="http://mesh.dl.sourceforge.net/sourceforge/swig/swig-1.3.32.tar.gz">http://mesh.dl.sourceforge.net/sourceforge/swig/swig-1.3.32.tar.gz</text:a>. </text:p>
      <text:p text:style-name="Standard">Unzip this somewhere on your hard disk and then run:</text:p>
      <text:p text:style-name="P13">./configure</text:p>
      <text:p text:style-name="P13">make</text:p>
      <text:p text:style-name="P12"><text:span text:style-name="T29">sudo make install</text:span> (As you may notice, this command requires administrator privileges)</text:p>
      <text:p text:style-name="Standard"/>
      <text:h text:style-name="Heading_20_3" text:outline-level="3">4.7 – GDAL</text:h>
      <text:p text:style-name="Standard">This is one of the most important sections. GDAL is the Geospatial Data Abstraction Layer which provide data access to several data formats. Image I/O Ext deeply leverages on this complex library which need to be properly configured.</text:p>
      <text:h text:style-name="Heading_20_4" text:outline-level="4">4.7.1 – GDAL requirements</text:h>
      <text:p text:style-name="Standard">Depending on the format you wish to support, you need to properly download and setup several libraries prior to build GDAL. The following instructions describe how to achieve this for these formats:</text:p>
      <text:list text:style-name="L5">
        <text:list-item>
          <text:p text:style-name="P31">Kakadu (v. 5.2.6)</text:p>
        </text:list-item>
        <text:list-item>
          <text:p text:style-name="P31">MrSID (v 6.0.7)</text:p>
        </text:list-item>
        <text:list-item>
          <text:p text:style-name="P31">ECW (v 3.3)</text:p>
        </text:list-item>
      </text:list>
      <text:p text:style-name="Standard"><text:soft-page-break/></text:p>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8">coresys/make</text:span> and modify the <text:span text:style-name="T8">Makefile-Linux-x86-gcc</text:span> file as follow:</text:p>
      <text:p text:style-name="Text_20_body">Enable the static build by setting <text:span text:style-name="T8">KDU_GLIBS = -static -static-libgcc</text:span></text:p>
      <text:p text:style-name="Text_20_body">Then run make: <text:span text:style-name="T6">make -f Makefile-Linux-x86-gcc</text:span> </text:p>
      <text:p text:style-name="Text_20_body">This will generate libs in <text:span text:style-name="T8">kakadu/lib/Linux-x86-gcc</text:span>. </text:p>
      <text:p text:style-name="Text_20_body">From the <text:span text:style-name="Code">kakadu</text:span> folder, run: <text:span text:style-name="Code">cp lib/Linux-x86-gcc/* /usr/local/lib</text:span></text:p>
      <text:p text:style-name="Text_20_body"/>
      <text:p text:style-name="Text_20_body">After this, enter in <text:span text:style-name="T6">apps/make</text:span> and modify the <text:span text:style-name="T6">Makefile-Linux-x86-gcc</text:span> file as follow:</text:p>
      <text:p text:style-name="Text_20_body">Enable the static build by setting <text:span text:style-name="T8">KDU_GLIBS = -static -static-libgcc</text:span></text:p>
      <text:p text:style-name="Text_20_body">Set <text:span text:style-name="Code">LIB_SRC</text:span> as follow: <text:span text:style-name="T8">LIB_SRC=$(LIB_DIR)/libkdu.a</text:span></text:p>
      <text:p text:style-name="Text_20_body">Then, run make: <text:span text:style-name="T8">make -f Makefile-Linux-x86-gcc </text:span></text:p>
      <text:p text:style-name="Text_20_body">Finally, run <text:span text:style-name="T8">ldconfig.</text:span></text:p>
      <text:p text:style-name="Standard"/>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3">“Download” -&gt; “Software Development Kits” -&gt; “Download SDK's</text:span>”. Select the proper version of SDK to be downloaded (select the <text:span text:style-name="Strong_20_Emphasis"><text:span text:style-name="T14">GeoExpress SDK for Linux (x86) - gcc 3.4</text:span></text:span>) </text:p>
      <text:h text:style-name="Heading_20_6" text:outline-level="6">4<text:bookmark-start text:name="DDE_LINK11111212"/>.7.1.3 – <text:bookmark-end text:name="DDE_LINK11111212"/>ECW </text:h>
      <text:p text:style-name="Standard">Download the Image Compression SDK (source code) from ER Mapper site at this address:</text:p>
      <text:p text:style-name="Standard"><text:a xlink:type="simple" xlink:href="http://www.ermapper.com/"><text:span text:style-name="T8">http://www.ermapper.com</text:span></text:a> (You need to be registered in order to download it).</text:p>
      <text:p text:style-name="Standard">From the main site, select the menu <text:span text:style-name="T13">“products &amp; downloads” -&gt; “Image Compression SDK” </text:span>from the <text:span text:style-name="T13">Desktop</text:span> section. Download the <text:span text:style-name="T13">Image Compression SDK Source Code 3.3</text:span> file and extract this somewhere on your hard disk, as an instance on <text:span text:style-name="Code">/home/geosolutionsuser/libs/libecwj2</text:span></text:p>
      <text:p text:style-name="P12">From the command line, just enter this folder and simply run:</text:p>
      <text:p text:style-name="P13">./configure</text:p>
      <text:p text:style-name="P13">make</text:p>
      <text:p text:style-name="P12"><text:span text:style-name="T29">sudo make install</text:span> (As you may notice, this command requires administrator privileges)</text:p>
      <text:p text:style-name="P12">The last command will copy all the libs in the <text:span text:style-name="T29">usr/local/lib</text:span> folder. By this way, when configuring GDAL (as explained in the next chapter) it will automatically setup the build to support the ECW format. </text:p>
      <text:h text:style-name="P15" text:outline-level="4"><text:soft-page-break/>4.7.2 – GDAL Configuration</text:h>
      <text:p text:style-name="Standard">Firstly, you need to download GDAL 1.4.2 from OSGeo SVN. Enter the folder where you want to download GDAL and run: <text:span text:style-name="Code"><text:span text:style-name="T25">svn co http://svn.osgeo.org/gdal/tags/1.4.2/gdal</text:span></text:span><text:span text:style-name="T8"> gdal</text:span></text:p>
      <text:p text:style-name="Standard">Then, you need to apply the patch available at this location:</text:p>
      <text:p text:style-name="Standard"><text:a xlink:type="simple" xlink:href="https://imageio-ext.dev.java.net/svn/imageio-ext/trunk/jiio-ext/patches/1.4.2GDAL.patch"><text:span text:style-name="T8">https://imageio-ext.dev.java.net/svn/imageio -ext/trunk/patches/1.4.2GDAL.patch</text:span></text:a></text:p>
      <text:p text:style-name="Standard"/>
      <text:p text:style-name="Standard">This patch contains several changes for:</text:p>
      <text:list text:style-name="L6">
        <text:list-item>
          <text:p text:style-name="P34">Kakadu support: Multithreading added; More Kakadu options supported. Makefile modified</text:p>
        </text:list-item>
        <text:list-item>
          <text:p text:style-name="P34">Java bindings: improved data access (read Dataset at once instead of read RasterBands at once; PixelSpace, LineSpace and BandSpace parameters now are allowed)</text:p>
        </text:list-item>
      </text:list>
      <text:p text:style-name="Standard"/>
      <text:p text:style-name="Standard">To apply the patch, enter in the GDAL main folder and run:</text:p>
      <text:p text:style-name="P9"><text:span text:style-name="Code">patch -p0 -i PATH_TO_DOWNLOADED_PATCH/1.4.2GDAL.patch </text:span></text:p>
      <text:p text:style-name="Standard">(where <text:span text:style-name="Code"><text:span text:style-name="T8">PATH_TO_DOWNLOADED_PATCH</text:span></text:span> represents the location where you downloaded the patch, as an instance,<text:span text:style-name="Code"> </text:span><text:span text:style-name="Code"><text:span text:style-name="T26">/home/me/Desktop/</text:span></text:span><text:span text:style-name="T8">)</text:span></text:p>
      <text:p text:style-name="Text_20_body">Be sure you properly set the <text:span text:style-name="T8">GDAL_DATA</text:span> environment variable. This need to be set with your <text:span text:style-name="Code"><text:span text:style-name="T6">GDAL/DATA</text:span></text:span> location in order to properly evaluate EPSG codes. As an instance, supposing you installed GDAL on <text:span text:style-name="Code">/home/geosolutionsuser/gdal/1.4.2</text:span>, you can use the following command:</text:p>
      <text:p text:style-name="Text_20_body"><text:span text:style-name="Code">export GDAL_DATA=/home/geosolutionsuser/gdal/1.4.2/data/</text:span> </text:p>
      <text:p text:style-name="Text_20_body"/>
      <text:p text:style-name="Text_20_body">Next step is configuring GDAL by means of the<text:span text:style-name="T8">./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p text:style-name="Standard"/>
      <text:h text:style-name="Heading_20_6" text:outline-level="6">4<text:bookmark-start text:name="DDE_LINK111111"/>.7.2.1 – <text:bookmark-end text:name="DDE_LINK111111"/>Kakadu configuration option </text:h>
      <text:p text:style-name="Standard">Add <text:span text:style-name="T8">--with-kakadu=KAKADU_FOLDER --without-libtool</text:span> option to the <text:span text:style-name="T8">./configure </text:span>command, where <text:span text:style-name="T8">KAKADU_FOLDER </text:span>represents the path where your Kakadu library is located. Building Kakadu using libtool cause several problems. Disabling libtool with the <text:span text:style-name="Code">--without-libtool</text:span> additional option will solve the problem (<text:a xlink:type="simple" xlink:href="http://trac.osgeo.org/gdal/ticket/1460"><text:span text:style-name="Code">http://trac.osgeo.org/gdal/ticket/1460</text:span></text:a>).</text:p>
      <text:p text:style-name="Standard">Check the <text:span text:style-name="T8">GDAL/frmts/jp2kakadu/GNUmakefile</text:span> file is properly set. </text:p>
      <text:p text:style-name="Standard">Probably, you should add <text:span text:style-name="T8">$(KAKDIR)/apps/make/kdu_stripe_decompressor.o</text:span> to the <text:span text:style-name="T8">APPOBJ</text:span> setting as well as <text:span text:style-name="T8">-I$(KAKDIR)/apps/support</text:span> <text:s/>to <text:span text:style-name="T8">KAKINC</text:span> setting.</text:p>
      <text:p text:style-name="Standard"/>
      <text:h text:style-name="Heading_20_6" text:outline-level="6">4<text:bookmark-start text:name="DDE_LINK1111111"/>.7.2.2 – <text:bookmark-end text:name="DDE_LINK1111111"/>MrSID configuration option </text:h>
      <text:p text:style-name="Standard">Add <text:span text:style-name="T8">--with-mrsid=MRSID_FOLDER </text:span>option to the <text:span text:style-name="T8">./configure </text:span>command, where <text:span text:style-name="T8">MRSID_FOLDER</text:span> represents the path where you previously downloaded GeoDSDK.</text:p>
      <text:p text:style-name="Standard"><text:soft-page-break/></text:p>
      <text:p text:style-name="P11"><text:span text:style-name="T5">NOTE</text:span>: During the future build process (4.7.3) a similar error could occur:</text:p>
      <text:p text:style-name="P9"><text:span text:style-name="Code"><text:span text:style-name="T20">/......./include/base/lti_sceneBuffer.h:356: </text:span></text:span><text:span text:style-name="Code"><text:span text:style-name="T19"><text:line-break/>error: extra qualification 'LizardTech::LTISceneBuffer::' on member </text:span></text:span></text:p>
      <text:p text:style-name="Standard"><text:span text:style-name="T19">You need to fix the issue in the </text:span><text:span text:style-name="T20">header </text:span><text:span text:style-name="T8">MRSID_FOLDER/include/</text:span><text:span text:style-name="T9">base/lti_sceneBuffer.h</text:span><text:span text:style-name="T19"> by simply removing the extra qualification from the </text:span><text:span text:style-name="T8">inWindow</text:span><text:span text:style-name="T19"> declaration. Line 356 should look <text:line-break/>like this: </text:span><text:span text:style-name="T8">bool inWindow(lt_uint32 x, lt_uint32 y) const; </text:span><text:span text:style-name="T19"><text:line-break/>Then repeat build process as suggested in 4.7.3.</text:span></text:p>
      <text:p text:style-name="Standard"/>
      <text:h text:style-name="Heading_20_6" text:outline-level="6">4.7.3 – GDAL Building</text:h>
      <text:p text:style-name="Standard"><text:span text:style-name="T19">Finally</text:span>, you are ready to build GDAL. Supposing you properly configured it as explained in section 4.7.2, run the following commands:</text:p>
      <text:p text:style-name="P9">make clean</text:p>
      <text:p text:style-name="P9">make</text:p>
      <text:p text:style-name="Standard"><text:span text:style-name="T8">sudo make install </text:span><text:span text:style-name="T27">(As you may notice, this command</text:span> requires administrator privileges)</text:p>
      <text:p text:style-name="Standard">When the build is terminated, run <text:span text:style-name="T29">sudo </text:span><text:span text:style-name="T8">ldconfig</text:span>. </text:p>
      <text:p text:style-name="Standard">Next step is generating JAVA bindings.</text:p>
      <text:p text:style-name="Standard"/>
      <text:h text:style-name="Heading_20_4" text:outline-level="4">4.7.4 – Generating JAVA Bindings</text:h>
      <text:p text:style-name="P19">SWIG will generate java bindings for you. </text:p>
      <text:p text:style-name="Text_20_body"><text:span text:style-name="T19">As a first step, check your </text:span><text:span text:style-name="Code"><text:span text:style-name="T15">GDAL/SWIG/JAVA/java.opt</text:span></text:span><text:span text:style-name="T19"> is properly configured. </text:span></text:p>
      <text:p text:style-name="Text_20_body"><text:span text:style-name="T19">Basically, you need to check the </text:span><text:span text:style-name="T8">JAVA_HOME, JAVA_INCLUDE </text:span><text:span text:style-name="T19">and </text:span><text:span text:style-name="T8">ANT_HOME</text:span><text:span text:style-name="T19"> variables are properly set. Be sure the following line exists: </text:span><text:span text:style-name="T8">JAVA_INCLUDE=-I$(JAVA_HOME)/include -I$(JAVA_HOME)/include/linux</text:span><text:span text:style-name="T19"> )</text:span></text:p>
      <text:p text:style-name="Text_20_body"><text:span text:style-name="T28">A second step is required in order </text:span>to customize the compiler options (This is needed to change default optimizations settings, which may cause JVM crashes). <text:s/>Just define a <text:span text:style-name="T29">CXXFLAGS</text:span> as shown below:</text:p>
      <text:p text:style-name="Text_20_body"><text:span text:style-name="T19"><text:s/></text:span><text:span text:style-name="Code"><text:span text:style-name="T15">export CXXFLAGS=-O1 </text:span></text:span><text:span text:style-name="Code"><text:span text:style-name="T27">(Note that the minus sign (“-”) is followed by the “O” letter instead of the “zero” digit)</text:span></text:span><text:span text:style-name="Code"><text:span text:style-name="T15"> </text:span></text:span></text:p>
      <text:p text:style-name="Text_20_body"><text:span text:style-name="T19">Then, 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
      <text:p text:style-name="Text_20_body">This command will automatically generate wrappers and bindings. Then, copy the generated libs in <text:span text:style-name="T8">/usr/local/lib</text:span> using the command:</text:p>
      <text:p text:style-name="Text_20_body"><text:soft-page-break/><text:span text:style-name="T29">sudo cp *.so /usr/local/lib</text:span> <text:span text:style-name="T27">(As you may notice, this command requires </text:span>administrator privileges)</text:p>
      <text:p text:style-name="Text_20_body">Finally, run <text:span text:style-name="T29">sudo </text:span><text:span text:style-name="T8">ldconfig</text:span>.<text:line-break/></text:p>
      <text:h text:style-name="Heading_20_3" text:outline-level="3">4.8 – ImageI/O-EXT Project</text:h>
      <text:p text:style-name="Standard">You need to download the <text:span text:style-name="T3">imageio-ext</text:span> project from Java.net SVN. Enter the folder where you want to download ImageI/O-EXT and run: </text:p>
      <text:p text:style-name="Standard"><text:span text:style-name="Code"><text:span text:style-name="T11">svn co </text:span></text:span><text:span text:style-name="Code">https://imageio-ext.dev.java.net/svn/imageio-ext/trunk imageio-ext --username MYUSERNAME</text:span></text:p>
      <text:p text:style-name="Standard">(Note: MYUSERNAME need to be replaced with your own username)<text:line-break/></text:p>
      <text:p text:style-name="Standard">Then, enter in <text:span text:style-name="Code">imageio-ext/trunk/</text:span> and run: <text:span text:style-name="Code">mvn install -Plinux -Dmaven.test.skip</text:span><text:line-break/>This command will build all required modules and plugins and store the produced JARS in the maven repository.<text:line-break/></text:p>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4.8.1 – ECLIPSE settings</text:h>
      <text:p text:style-name="Standard"><text:span text:style-name="T19">First of all, you may download Eclipse from this site: </text:span><text:a xlink:type="simple" xlink:href="http://www.eclipse.org/downloads/"><text:span text:style-name="Code"><text:span text:style-name="T19">http://www.eclipse.org/downloads/</text:span></text:span></text:a></text:p>
      <text:p text:style-name="P11">From the “<text:span text:style-name="T13">Eclipse IDE for Java Developers</text:span>” section, click on the Linux link located in the right side.</text:p>
      <text:p text:style-name="P11">When you downloaded it and extracted on your hard disk, you may setup ImageI/O-Ext eclipse projects for future debugging and tests.</text:p>
      <text:p text:style-name="P11">Enter in your <text:span text:style-name="Code">imageio-ext/trunk/library</text:span> folder and run: <text:span text:style-name="Code">mvn eclipse:eclipse</text:span><text:line-break/>(this will build ready-to-use projects containing the main framework).</text:p>
      <text:p text:style-name="P11"><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19">Alternatively, if you are interested in a single plugin, you may enter in the proper subfolder, as an instance, </text:span><text:span text:style-name="Code"><text:span text:style-name="T19">imageio-ext/trunk/plugin/gdalkakadujp2 </text:span></text:span><text:span text:style-name="T19">and run the same command.</text:span></text:p>
      <text:p text:style-name="P11"/>
      <text:p text:style-name="Standard"><text:span text:style-name="T19">A</text:span>t this point, you should be ready to run eclipse and import the just produced projects from eclipse as follow. From the main <text:span text:style-name="T13">File</text:span> menu:<text:line-break/><text:span text:style-name="T13">File-&gt;“Import”-&gt;“General”-&gt;“Existings Projects into Workspace”-&gt;</text:span> and select the root directory where you previously downloaded the whole ImageI/O-Ext project. </text:p>
      <text:p text:style-name="Standard">When ready, the “<text:span text:style-name="T13">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text:soft-page-break/>Be sure you properly set the <text:span text:style-name="T13">M2_REPO</text:span> variable as explained here below: <text:line-break/>Open the properties of one of your just imported projects and select “<text:span text:style-name="T13">Java Build Path</text:span>” entry in the left column. Then go to the “<text:span text:style-name="T13">Libraries</text:span>” Tab and check if your <text:span text:style-name="T22">M2_REPO</text:span> variable has been defined.<text:line-break/>To define it, click on “<text:span text:style-name="T13">Add Variable”-&gt;“Configure Variables...”-&gt;“New...” </text:span><text:span text:style-name="T23">Set </text:span>“<text:span text:style-name="T22">M2_REPO</text:span>” as Name and a proper location as Path... usually, the maven repo is located on <text:span text:style-name="Code">/home/geosolutionsuser/.m2/repository</text:span>. <text:line-break/><text:line-break/>You should be almost ready to run/debug some test classes. </text:p>
      <text:p text:style-name="Standard">Select a test class from src/test/java of a plugin project and select <text:span text:style-name="T13">Run As-&gt;Open Run Dialog</text:span>.<text:line-break/>Then select the “<text:span text:style-name="T13">Environment</text:span>” tab and check whether the LD_LIBRARY_PATH has been properly specified. If such a variable is not yet set, just add it using the “Select...” button. Be sure it also contains <text:s/>the <text:span text:style-name="Code">/usr/local/lib/ </text:span>path. If missing, simply add it using the “Edit...” button, and append the <text:span text:style-name="Code">:/usr/local/lib/ </text:span>string to the value of such a variable.</text:p>
      <text:p text:style-name="Standard"><text:line-break/>Now, you should be ready to tests ImageI/O-Ext plugins.<text:line-break/>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3">Run As -&gt; Run...</text:span> . Then go in the <text:span text:style-name="T13">Arguments</text:span> TAB and add the following line in the “<text:span text:style-name="T13">VM arguments:</text:span>” box:</text:p>
      <text:p text:style-name="P9">-Dorg.geotools.test.interactive=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7</text:page-number></text:span><text:span text:style-name="T1"> of </text:span><text:span text:style-name="T1"><text:page-count>17</text:page-count></text:span></text:p>
        <text:p text:style-name="Footer"><text:span text:style-name="T1"><draw:frame draw:style-name="fr1" draw:name="immagini10" text:anchor-type="as-char" svg:width="1.75cm" svg:height="1.801cm" draw:z-index="17"><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34"><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Alessio Fabiani</meta:initial-creator>
    <meta:creation-date>2007-06-12T11:59:00</meta:creation-date>
    <dc:date>2007-11-21T11:01:58</dc:date>
    <meta:print-date>2007-08-14T13:10:15</meta:print-date>
    <meta:editing-cycles>183</meta:editing-cycles>
    <meta:editing-duration>P4DT0H1M20S</meta:editing-duration>
    <meta:user-defined meta:name="Info 1"/>
    <meta:user-defined meta:name="Info 2"/>
    <meta:user-defined meta:name="Info 3"/>
    <meta:user-defined meta:name="Info 4"/>
    <meta:document-statistic meta:table-count="1" meta:image-count="5" meta:object-count="0" meta:page-count="17" meta:paragraph-count="307" meta:word-count="5224" meta:character-count="32201"/>
  </office:meta>
</office:document-meta>
</file>